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draw:shadow="visible"/>
    </style:style>
    <style:style style:name="gr2" style:family="graphic" style:parent-style-name="standard">
      <style:graphic-properties draw:fill="solid" draw:fill-color="#e6e6e6" draw:textarea-horizontal-align="left" draw:textarea-vertical-align="middle" draw:shadow="visible"/>
    </style:style>
    <style:style style:name="gr3" style:family="graphic" style:parent-style-name="standard">
      <style:graphic-properties draw:fill="solid" draw:fill-color="#ffff66" draw:textarea-horizontal-align="center" draw:textarea-vertical-align="middle" draw:shadow="visible"/>
    </style:style>
    <style:style style:name="gr4" style:family="graphic" style:parent-style-name="standard">
      <style:graphic-properties draw:fill="solid" draw:fill-color="#e6e6e6" draw:textarea-horizontal-align="center" draw:textarea-vertical-align="middle" draw:shadow="visible"/>
    </style:style>
    <style:style style:name="gr5" style:family="graphic" style:parent-style-name="standard">
      <style:graphic-properties svg:stroke-width="0.1cm" draw:marker-start="Arrow" draw:marker-start-width="0.35cm" draw:marker-end="Arrow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ff9966" draw:textarea-horizontal-align="center" draw:textarea-vertical-align="middle" draw:shadow="visible"/>
    </style:style>
    <style:style style:name="gr7" style:family="graphic" style:parent-style-name="standard">
      <style:graphic-properties draw:stroke="dash" draw:stroke-dash="Ultrafine_20_Dashed" draw:fill="solid" draw:fill-color="#ffffcc" draw:textarea-horizontal-align="center" draw:textarea-vertical-align="middle" draw:shadow="visible"/>
    </style:style>
    <style:style style:name="gr8" style:family="graphic" style:parent-style-name="standard">
      <style:graphic-properties draw:stroke="dash" draw:stroke-dash="Ultrafine_20_Dashed" svg:stroke-width="0.1cm" draw:marker-start="Arrow" draw:marker-start-width="0.35cm" draw:marker-end="Arrow" draw:marker-end-width="0.3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fill="solid" draw:fill-color="#ccccff" draw:textarea-horizontal-align="center" draw:textarea-vertical-align="middle" draw:shadow="visible"/>
    </style:style>
    <style:style style:name="gr10" style:family="graphic" style:parent-style-name="standard">
      <style:graphic-properties draw:fill="solid" draw:fill-color="#cccc00" draw:textarea-horizontal-align="center" draw:textarea-vertical-align="middle"/>
    </style:style>
    <style:style style:name="gr11" style:family="graphic" style:parent-style-name="standard">
      <style:graphic-properties draw:stroke="dash" draw:stroke-dash="Ultrafine_20_Dashed" draw:fill="solid" draw:fill-color="#ccccff" draw:textarea-horizontal-align="center" draw:textarea-vertical-align="middle" draw:shadow="visible"/>
    </style:style>
    <style:style style:name="gr12" style:family="graphic" style:parent-style-name="standard">
      <style:graphic-properties draw:fill="solid" draw:fill-color="#ffcc99" draw:textarea-horizontal-align="center" draw:textarea-vertical-align="middle"/>
    </style:style>
    <style:style style:name="gr13" style:family="graphic" style:parent-style-name="standard">
      <style:graphic-properties draw:fill="solid" draw:fill-color="#94bd5e" draw:textarea-horizontal-align="center" draw:textarea-vertical-align="middle"/>
    </style:style>
    <style:style style:name="gr14" style:family="graphic" style:parent-style-name="standard">
      <style:graphic-properties draw:fill="solid" draw:fill-color="#ccffff" draw:textarea-horizontal-align="center" draw:textarea-vertical-align="middle" draw:shadow="visible"/>
    </style:style>
    <style:style style:name="gr15" style:family="graphic" style:parent-style-name="standard">
      <style:graphic-properties draw:stroke="dash" draw:stroke-dash="Ultrafine_20_Dashed" draw:fill="solid" draw:fill-color="#ccffff" draw:textarea-horizontal-align="center" draw:textarea-vertical-align="middle" draw:shadow="visible"/>
    </style:style>
    <style:style style:name="gr16" style:family="graphic" style:parent-style-name="standard">
      <style:graphic-properties draw:fill="solid" draw:fill-color="#cc6633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dash" draw:stroke-dash="Ultrafine_20_Dashed" draw:fill="solid" draw:fill-color="#ffcc99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4pt"/>
    </style:style>
    <style:style style:name="P3" style:family="paragraph">
      <style:paragraph-properties fo:text-align="center"/>
      <style:text-properties fo:font-size="2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color="#808080" fo:font-size="24pt" style:font-size-asian="18pt" style:font-size-complex="18pt"/>
    </style:style>
    <style:style style:name="P6" style:family="paragraph">
      <style:paragraph-properties fo:margin-left="0cm" fo:margin-right="0cm" fo:text-align="center" fo:text-indent="0cm"/>
      <style:text-properties fo:color="#808080" fo:font-size="24pt"/>
    </style:style>
    <style:style style:name="P7" style:family="paragraph">
      <style:paragraph-properties fo:margin-left="0cm" fo:margin-right="0cm" fo:text-align="center" fo:text-indent="0cm"/>
      <style:text-properties fo:color="#808080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color="#808080"/>
    </style:style>
    <style:style style:name="T1" style:family="text">
      <style:text-properties fo:font-size="24pt"/>
    </style:style>
    <style:style style:name="T2" style:family="text">
      <style:text-properties fo:color="#808080" fo:font-size="24pt" style:font-size-asian="18pt" style:font-size-complex="18pt"/>
    </style:style>
    <style:style style:name="T3" style:family="text">
      <style:text-properties fo:color="#808080" fo:font-size="24pt"/>
    </style:style>
    <style:style style:name="T4" style:family="text">
      <style:text-properties fo:color="#80808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17.072cm" svg:height="1.748cm" svg:x="0.2cm" svg:y="12.96cm">
          <text:p text:style-name="P1"><text:span text:style-name="T1">microcontroller</text:span></text:p>
        </draw:rect>
        <draw:rect draw:style-name="gr2" draw:text-style-name="P2" draw:layer="layout" svg:width="17.072cm" svg:height="2cm" svg:x="0.2cm" svg:y="9.6cm">
          <text:p text:style-name="P1"><text:span text:style-name="T1"><text:s text:c="11"/></text:span><text:span text:style-name="T1">PicOS kernel</text:span></text:p>
        </draw:rect>
        <draw:rect draw:style-name="gr3" draw:text-style-name="P2" draw:layer="layout" svg:width="15.372cm" svg:height="4.2cm" svg:x="1.9cm" svg:y="4.1cm">
          <text:p text:style-name="P1"><text:span text:style-name="T1">VNETI</text:span></text:p>
        </draw:rect>
        <draw:rect draw:style-name="gr4" draw:text-style-name="P3" draw:layer="layout" svg:width="9.5cm" svg:height="2.1cm" svg:x="0.2cm" svg:y="0.2cm">
          <text:p text:style-name="P1"><text:span text:style-name="T1">praxis</text:span></text:p>
          <text:p text:style-name="P1"><text:span text:style-name="T1">(application)</text:span></text:p>
        </draw:rect>
        <draw:line draw:style-name="gr5" draw:text-style-name="P4" draw:layer="layout" svg:x1="1cm" svg:y1="2.3cm" svg:x2="1cm" svg:y2="9.652cm">
          <text:p text:style-name="P8"/>
        </draw:line>
        <draw:line draw:style-name="gr5" draw:text-style-name="P4" draw:layer="layout" svg:x1="5.2cm" svg:y1="2.3cm" svg:x2="5.2cm" svg:y2="4.1cm">
          <text:p text:style-name="P8"/>
        </draw:line>
        <draw:line draw:style-name="gr5" draw:text-style-name="P4" draw:layer="layout" svg:x1="5.6cm" svg:y1="8.3cm" svg:x2="5.588cm" svg:y2="9.652cm">
          <text:p text:style-name="P8"/>
        </draw:line>
        <draw:line draw:style-name="gr5" draw:text-style-name="P4" draw:layer="layout" svg:x1="12.192cm" svg:y1="8.3cm" svg:x2="12.192cm" svg:y2="16.076cm">
          <text:p text:style-name="P8"/>
        </draw:line>
        <draw:rect draw:style-name="gr6" draw:text-style-name="P2" draw:layer="layout" svg:width="3.156cm" svg:height="2.1cm" svg:x="10.4cm" svg:y="0.2cm">
          <text:p text:style-name="P1"><text:span text:style-name="T1">TARP</text:span></text:p>
        </draw:rect>
        <draw:line draw:style-name="gr5" draw:text-style-name="P4" draw:layer="layout" svg:x1="11.8cm" svg:y1="2.3cm" svg:x2="11.8cm" svg:y2="4.1cm">
          <text:p text:style-name="P8"/>
        </draw:line>
        <draw:rect draw:style-name="gr7" draw:text-style-name="P5" draw:layer="layout" svg:width="3.14cm" svg:height="2.1cm" svg:x="14.164cm" svg:y="0.2cm">
          <text:p text:style-name="P1"><text:span text:style-name="T2">other</text:span></text:p>
          <text:p text:style-name="P1"><text:span text:style-name="T2">plugins</text:span></text:p>
        </draw:rect>
        <draw:line draw:style-name="gr8" draw:text-style-name="P4" draw:layer="layout" svg:x1="15.8cm" svg:y1="2.3cm" svg:x2="15.8cm" svg:y2="4.1cm">
          <text:p text:style-name="P8"/>
        </draw:line>
        <draw:rect draw:style-name="gr9" draw:text-style-name="P2" draw:layer="layout" svg:width="3.3cm" svg:height="3.428cm" svg:x="10.16cm" svg:y="16.076cm">
          <text:p text:style-name="P1"><text:span text:style-name="T1">RF</text:span></text:p>
          <text:p text:style-name="P1"><text:span text:style-name="T1">module</text:span></text:p>
        </draw:rect>
        <draw:rect draw:style-name="gr10" draw:text-style-name="P3" draw:layer="layout" svg:width="7.572cm" svg:height="1.1cm" svg:x="9.7cm" svg:y="7.2cm">
          <text:p text:style-name="P1"><text:span text:style-name="T1">phy</text:span></text:p>
        </draw:rect>
        <draw:rect draw:style-name="gr11" draw:text-style-name="P6" draw:layer="layout" svg:width="3.3cm" svg:height="3.428cm" svg:x="13.972cm" svg:y="16.108cm">
          <text:p text:style-name="P1"><text:span text:style-name="T3">other</text:span></text:p>
          <text:p text:style-name="P1"><text:span text:style-name="T3">network</text:span></text:p>
          <text:p text:style-name="P1"><text:span text:style-name="T3">devices</text:span></text:p>
        </draw:rect>
        <draw:line draw:style-name="gr8" draw:text-style-name="P4" draw:layer="layout" svg:x1="16.056cm" svg:y1="8.336cm" svg:x2="16.056cm" svg:y2="16.108cm">
          <text:p text:style-name="P8"/>
        </draw:line>
        <draw:rect draw:style-name="gr12" draw:text-style-name="P2" draw:layer="layout" svg:width="5.6cm" svg:height="1.1cm" svg:x="1.9cm" svg:y="4.1cm">
          <text:p text:style-name="P1"><text:span text:style-name="T1">API</text:span></text:p>
        </draw:rect>
        <draw:rect draw:style-name="gr13" draw:text-style-name="P2" draw:layer="layout" svg:width="7.572cm" svg:height="1.1cm" svg:x="9.7cm" svg:y="4.1cm">
          <text:p text:style-name="P1"><text:span text:style-name="T1">plugs</text:span></text:p>
        </draw:rect>
        <draw:line draw:style-name="gr5" draw:text-style-name="P4" draw:layer="layout" svg:x1="5.6cm" svg:y1="11.6cm" svg:x2="5.588cm" svg:y2="12.952cm">
          <text:p text:style-name="P8"/>
        </draw:line>
        <draw:line draw:style-name="gr5" draw:text-style-name="P4" draw:layer="layout" svg:x1="11.476cm" svg:y1="14.708cm" svg:x2="11.464cm" svg:y2="16.06cm">
          <text:p text:style-name="P8"/>
        </draw:line>
        <draw:line draw:style-name="gr8" draw:text-style-name="P4" draw:layer="layout" svg:x1="15.276cm" svg:y1="14.708cm" svg:x2="15.264cm" svg:y2="16.06cm">
          <text:p text:style-name="P8"/>
        </draw:line>
        <draw:rect draw:style-name="gr14" draw:text-style-name="P1" draw:layer="layout" svg:width="2.54cm" svg:height="3.048cm" svg:x="10.868cm" svg:y="9.144cm">
          <text:p text:style-name="P1">driver</text:p>
        </draw:rect>
        <draw:rect draw:style-name="gr15" draw:text-style-name="P7" draw:layer="layout" svg:width="2.496cm" svg:height="3.048cm" svg:x="14.768cm" svg:y="9.144cm">
          <text:p text:style-name="P1"><text:span text:style-name="T4">driver</text:span></text:p>
        </draw:rect>
        <draw:rect draw:style-name="gr16" draw:text-style-name="P4" draw:layer="layout" svg:width="0.508cm" svg:height="0.532cm" svg:x="5.048cm" svg:y="14.708cm">
          <text:p text:style-name="P8"/>
        </draw:rect>
        <draw:rect draw:style-name="gr16" draw:text-style-name="P4" draw:layer="layout" svg:width="0.508cm" svg:height="0.532cm" svg:x="5.748cm" svg:y="14.708cm">
          <text:p text:style-name="P8"/>
        </draw:rect>
        <draw:rect draw:style-name="gr16" draw:text-style-name="P4" draw:layer="layout" svg:width="0.508cm" svg:height="0.532cm" svg:x="6.488cm" svg:y="14.708cm">
          <text:p text:style-name="P8"/>
        </draw:rect>
        <draw:rect draw:style-name="gr16" draw:text-style-name="P4" draw:layer="layout" svg:width="0.508cm" svg:height="0.532cm" svg:x="7.788cm" svg:y="14.708cm">
          <text:p text:style-name="P8"/>
        </draw:rect>
        <draw:frame draw:style-name="gr17" draw:layer="layout" svg:width="1.035cm" svg:height="0.963cm" svg:x="6.888cm" svg:y="14.477cm">
          <draw:text-box>
            <text:p text:style-name="P8">...</text:p>
          </draw:text-box>
        </draw:frame>
        <draw:frame draw:style-name="gr17" draw:layer="layout" svg:width="5.48cm" svg:height="0.963cm" svg:x="4.064cm" svg:y="15.348cm">
          <draw:text-box>
            <text:p text:style-name="P8">GPIO, ADC, DAC</text:p>
          </draw:text-box>
        </draw:frame>
        <draw:frame draw:style-name="gr17" draw:text-style-name="P9" draw:layer="layout" svg:width="2.233cm" svg:height="0.963cm" svg:x="1.424cm" svg:y="15.393cm">
          <draw:text-box>
            <text:p text:style-name="P8"><text:span text:style-name="T4">UART</text:span></text:p>
          </draw:text-box>
        </draw:frame>
        <draw:rect draw:style-name="gr18" draw:text-style-name="P4" draw:layer="layout" svg:width="3.048cm" svg:height="0.532cm" svg:x="1.016cm" svg:y="14.708cm">
          <text:p text:style-name="P8"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draw:textarea-horizontal-align="center" draw:textarea-vertical-align="middle" draw:fit-to-size="false" fo:padding-top="0.125cm" fo:padding-bottom="0.125cm" fo:padding-left="0.25cm" fo:padding-right="0.25cm" draw:shadow="hidden" draw:shadow-offset-x="0.3cm" draw:shadow-offset-y="0.3cm" draw:shadow-color="#808080" draw:shadow-opacity="10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17.78cm" fo:page-height="19.812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09-11T18:11:19</meta:creation-date>
    <dc:creator>Pawel Gburzynski</dc:creator>
    <dc:date>2006-10-16T20:45:01</dc:date>
    <dc:language>en-US</dc:language>
    <meta:editing-cycles>6</meta:editing-cycles>
    <meta:editing-duration>PT32M31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